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Standard">
      <style:text-properties fo:font-size="12pt" fo:language="de" fo:country="DE" style:font-size-asian="12pt" style:font-size-complex="12pt"/>
    </style:style>
    <style:style style:name="P7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 fo:font-weight="normal" style:font-weight-asian="normal" style:font-weight-complex="normal"/>
    </style:style>
    <style:style style:name="P16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4">
      <style:text-properties fo:language="de" fo:country="DE"/>
    </style:style>
    <style:style style:name="P18" style:family="paragraph" style:parent-style-name="Standard" style:list-style-name="L3">
      <style:text-properties fo:font-size="12pt" fo:language="de" fo:country="DE" style:font-size-asian="12pt" style:font-size-complex="12pt"/>
    </style:style>
    <style:style style:name="P19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4679001598436014822" text:style-name="L1">
        <text:list-item>
          <text:p text:style-name="P7">Szenario</text:p>
        </text:list-item>
        <text:list-item>
          <text:p text:style-name="P7">Zielsetzung und Aufgaben</text:p>
        </text:list-item>
        <text:list-item>
          <text:p text:style-name="P7">Problembeschreibung </text:p>
        </text:list-item>
        <text:list-item>
          <text:p text:style-name="P7">Zielgruppen</text:p>
          <text:p text:style-name="P12"/>
        </text:list-item>
      </text:list>
      <text:p text:style-name="P5">2. Zuordnung und Motivation</text:p>
      <text:list xml:id="list3199581108880896946" text:style-name="L2">
        <text:list-item>
          <text:p text:style-name="P8">Thematischer Hintergrund</text:p>
          <text:list>
            <text:list-item>
              <text:p text:style-name="P13">Home Automation</text:p>
            </text:list-item>
            <text:list-item>
              <text:p text:style-name="P13">Natural User Interfaces</text:p>
            </text:list-item>
          </text:list>
        </text:list-item>
        <text:list-item>
          <text:p text:style-name="P8">Ausblick </text:p>
          <text:p text:style-name="P13"/>
        </text:list-item>
      </text:list>
      <text:p text:style-name="P5">3. Anforderungsanalyse und Konzeption</text:p>
      <text:list xml:id="list4031891971663997572" text:style-name="L3">
        <text:list-item>
          <text:p text:style-name="P9">Anforderungen </text:p>
          <text:list>
            <text:list-header>
              <text:p text:style-name="P14"/>
            </text:list-header>
          </text:list>
        </text:list-item>
        <text:list-item>
          <text:p text:style-name="P9">Domänen-Modell</text:p>
          <text:list>
            <text:list-item>
              <text:p text:style-name="P14">Beschreibung der Konzepte</text:p>
            </text:list-item>
          </text:list>
        </text:list-item>
      </text:list>
      <text:p text:style-name="P5"/>
      <text:p text:style-name="P5">4. Realisierung</text:p>
      <text:p text:style-name="P5"><text:tab/><text:span text:style-name="T2">Verwendete Hardware und Anforderungen</text:span></text:p>
      <text:list xml:id="list38164326" text:continue-numbering="true" text:style-name="L3">
        <text:list-item>
          <text:list>
            <text:list-item>
              <text:p text:style-name="P14">Kinect</text:p>
            </text:list-item>
            <text:list-item>
              <text:p text:style-name="P14">Geräte und Standards zur Home Automation </text:p>
            </text:list-item>
            <text:list-item>
              <text:p text:style-name="P14">Tinkerforge</text:p>
            </text:list-item>
            <text:list-item>
              <text:p text:style-name="P18">Funksteckdosen</text:p>
            </text:list-item>
          </text:list>
        </text:list-item>
      </text:list>
      <text:p text:style-name="P6"/>
      <text:list xml:id="list4222694847871525768" text:style-name="L4">
        <text:list-item>
          <text:p text:style-name="P10">Verwendete Software und Bibliotheken</text:p>
          <text:list>
            <text:list-item>
              <text:p text:style-name="P15">OpenHAB</text:p>
            </text:list-item>
            <text:list-item>
              <text:p text:style-name="P17">OpeniNI Framework und NITE Midleware </text:p>
            </text:list-item>
            <text:list-item>
              <text:p text:style-name="P17">REST Web-Services und Jersey</text:p>
            </text:list-item>
            <text:list-item>
              <text:p text:style-name="P17">Tinkerforge API</text:p>
            </text:list-item>
            <text:list-item>
              <text:p text:style-name="P17">XML verarbeitung</text:p>
              <text:p text:style-name="P17"/>
            </text:list-item>
          </text:list>
        </text:list-item>
        <text:list-item>
          <text:p text:style-name="P10">Systemumgebung</text:p>
          <text:list>
            <text:list-item>
              <text:p text:style-name="P17">Programmiersprache</text:p>
            </text:list-item>
            <text:list-item>
              <text:p text:style-name="P17">IDE</text:p>
            </text:list-item>
            <text:list-item>
              <text:p text:style-name="P17">Betriebssystem</text:p>
            </text:list-item>
          </text:list>
        </text:list-item>
      </text:list>
      <text:p text:style-name="P1"/>
      <text:p text:style-name="P1"/>
      <text:list xml:id="list38175624" text:continue-numbering="true" text:style-name="L4">
        <text:list-item>
          <text:p text:style-name="P10"><text:soft-page-break/>Systemarchitektur</text:p>
          <text:list>
            <text:list-item>
              <text:p text:style-name="P17">Realisierung der Gesten-Steuerung</text:p>
              <text:list>
                <text:list-item>
                  <text:p text:style-name="P17">Position der Hand, anhand des Body-COM (1.Versuch)</text:p>
                </text:list-item>
                <text:list-item>
                  <text:p text:style-name="P17">RayTracer (2. Versuch)</text:p>
                </text:list-item>
              </text:list>
            </text:list-item>
            <text:list-item>
              <text:p text:style-name="P17">Realisierung der Initial-Pose</text:p>
              <text:list>
                <text:list-item>
                  <text:p text:style-name="P17">Initialisierung anhand der Psi-Pose (1. Versuch)</text:p>
                </text:list-item>
                <text:list-item>
                  <text:p text:style-name="P17">Initialisierung anhand von NITEs Gesture Recognizer (2. Versuch) </text:p>
                </text:list-item>
              </text:list>
            </text:list-item>
            <text:list-item>
              <text:p text:style-name="P17">Aufbau des Panels</text:p>
            </text:list-item>
            <text:list-item>
              <text:p text:style-name="P17">Realisierung des Client/Server Models</text:p>
              <text:list>
                <text:list-item>
                  <text:p text:style-name="P17">Eigenes Model</text:p>
                </text:list-item>
                <text:list-item>
                  <text:p text:style-name="P17">Ansteuerung von anderen Servern </text:p>
                </text:list-item>
                <text:list-item>
                  <text:p text:style-name="P17">Client Schnittstelle</text:p>
                </text:list-item>
              </text:list>
            </text:list-item>
            <text:list-item>
              <text:p text:style-name="P17">Konfiguration </text:p>
              <text:list>
                <text:list-item>
                  <text:p text:style-name="P17">XML</text:p>
                </text:list-item>
                <text:list-item>
                  <text:p text:style-name="P17">Konfigurations-GUI</text:p>
                </text:list-item>
              </text:list>
            </text:list-item>
            <text:list-item>
              <text:p text:style-name="P17">Erweiterbarkeit</text:p>
              <text:list>
                <text:list-item>
                  <text:p text:style-name="P17">State-Pattern</text:p>
                </text:list-item>
              </text:list>
            </text:list-item>
          </text:list>
        </text:list-item>
        <text:list-item>
          <text:p text:style-name="P10">Funktionsweise des Systems</text:p>
          <text:list>
            <text:list-item>
              <text:p text:style-name="P17"><text:s/>Mit der Anwendung interagieren</text:p>
            </text:list-item>
            <text:list-item>
              <text:p text:style-name="P17">Anwendung konfigurieren</text:p>
            </text:list-item>
          </text:list>
        </text:list-item>
      </text:list>
      <text:p text:style-name="P5"/>
      <text:p text:style-name="P5">5. Evaluation</text:p>
      <text:list xml:id="list4724853610412394212" text:style-name="L5">
        <text:list-item>
          <text:p text:style-name="P19">Versuchsaufbau</text:p>
          <text:list>
            <text:list-item>
              <text:p text:style-name="P21">Beschreibung</text:p>
            </text:list-item>
            <text:list-item>
              <text:p text:style-name="P21">Durchführung</text:p>
            </text:list-item>
            <text:list-item>
              <text:p text:style-name="P21">Diskussion</text:p>
            </text:list-item>
          </text:list>
        </text:list-item>
        <text:list-item>
          <text:p text:style-name="P11">Evaluierung des Entwicklers</text:p>
          <text:list>
            <text:list-item>
              <text:p text:style-name="P16">Kritische Punkte</text:p>
            </text:list-item>
            <text:list-item>
              <text:p text:style-name="P16">Grenzen des Systems</text:p>
              <text:p text:style-name="P16"/>
            </text:list-item>
          </text:list>
        </text:list-item>
      </text:list>
      <text:p text:style-name="P3">6. <text:s/>Fazit und Ausblick</text:p>
      <text:list xml:id="list5642848787762408736" text:style-name="L6">
        <text:list-item>
          <text:p text:style-name="P20">Fazit</text:p>
        </text:list-item>
        <text:list-item>
          <text:p text:style-name="P20">Ausblick</text:p>
        </text:list-item>
      </text:list>
      <text:list xml:id="list423367096781439221" text:style-name="L7">
        <text:list-header>
          <text:p text:style-name="P22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38177906" text:continue-list="list38175624" text:style-name="L4">
        <text:list-item>
          <text:list>
            <text:list-header>
              <text:p text:style-name="P17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4M19S</meta:editing-duration>
    <meta:editing-cycles>22</meta:editing-cycles>
    <meta:generator>OpenOffice/4.1.0$Win32 OpenOffice.org_project/410m18$Build-9764</meta:generator>
    <dc:date>2014-07-29T18:01:02.23</dc:date>
    <meta:document-statistic meta:table-count="0" meta:image-count="0" meta:object-count="0" meta:page-count="3" meta:paragraph-count="67" meta:word-count="206" meta:character-count="1389"/>
    <meta:user-defined meta:name="Info 1"/>
    <meta:user-defined meta:name="Info 2"/>
    <meta:user-defined meta:name="Info 3"/>
    <meta:user-defined meta:name="Info 4"/>
  </office:meta>
</office:document-meta>
</file>